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underover>
          <mo stretchy="false">∑</mo>
          <msub>
            <mi>n</mi>
            <mi>j</mi>
          </msub>
          <mrow>
            <mi>j</mi>
            <mo stretchy="false">=</mo>
            <mn>1</mn>
          </mrow>
        </munderover>
        <msub>
          <mi>f</mi>
          <mi mathvariant="italic">ij</mi>
        </msub>
      </mrow>
      <mo stretchy="false">=</mo>
      <msub>
        <mi>Q</mi>
        <mi>j</mi>
      </msub>
    </mrow>
    <annotation encoding="StarMath 5.0">sum from{n_j} to{j=1} f_ij = Q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0:14:16.308152742</meta:creation-date>
    <dc:date>2019-10-24T20:37:01.061893390</dc:date>
    <meta:editing-duration>PT12M24S</meta:editing-duration>
    <meta:editing-cycles>1</meta:editing-cycles>
    <meta:generator>LibreOffice/5.1.6.2$Linux_X86_64 LibreOffice_project/10m0$Build-2</meta:generator>
  </office:meta>
</office:document-meta>
</file>